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9fc52a"/>
    </style:style>
    <style:style style:name="P5" style:family="paragraph" style:parent-style-name="HT">
      <style:text-properties officeooo:paragraph-rsid="01a2881b"/>
    </style:style>
    <style:style style:name="P6" style:family="paragraph" style:parent-style-name="HT_5f_Stumpf">
      <style:text-properties officeooo:rsid="01a41962" officeooo:paragraph-rsid="01a64d78"/>
    </style:style>
    <style:style style:name="P7" style:family="paragraph" style:parent-style-name="HT_5f_Stumpf">
      <style:text-properties officeooo:paragraph-rsid="019a6f31"/>
    </style:style>
    <style:style style:name="P8" style:family="paragraph" style:parent-style-name="HT">
      <style:text-properties officeooo:rsid="0197eb78" officeooo:paragraph-rsid="0197eb78"/>
    </style:style>
    <style:style style:name="P9" style:family="paragraph" style:parent-style-name="HT">
      <style:text-properties officeooo:rsid="0197eb78" officeooo:paragraph-rsid="01a64d78"/>
    </style:style>
    <style:style style:name="P10" style:family="paragraph" style:parent-style-name="HT_5f_Stumpf">
      <style:text-properties officeooo:rsid="0197eb78" officeooo:paragraph-rsid="0197eb78"/>
    </style:style>
    <style:style style:name="P11" style:family="paragraph" style:parent-style-name="HT_5f_Stumpf">
      <style:text-properties officeooo:rsid="0172575d"/>
    </style:style>
    <style:style style:name="T1" style:family="text">
      <style:text-properties officeooo:rsid="0192fccd"/>
    </style:style>
    <style:style style:name="T2" style:family="text">
      <style:text-properties officeooo:rsid="0193d9fd"/>
    </style:style>
    <style:style style:name="T3" style:family="text">
      <style:text-properties fo:font-style="italic" officeooo:rsid="0193d9fd" style:font-style-asian="italic" style:font-style-complex="italic"/>
    </style:style>
    <style:style style:name="T4" style:family="text">
      <style:text-properties officeooo:rsid="01958835"/>
    </style:style>
    <style:style style:name="T5" style:family="text">
      <style:text-properties officeooo:rsid="019a6f31"/>
    </style:style>
    <style:style style:name="T6" style:family="text">
      <style:text-properties officeooo:rsid="019e386e"/>
    </style:style>
    <style:style style:name="T7" style:family="text">
      <style:text-properties officeooo:rsid="019fc52a"/>
    </style:style>
    <style:style style:name="T8" style:family="text">
      <style:text-properties officeooo:rsid="019730c4"/>
    </style:style>
    <style:style style:name="T9" style:family="text">
      <style:text-properties officeooo:rsid="019c2461"/>
    </style:style>
    <style:style style:name="T10" style:family="text">
      <style:text-properties officeooo:rsid="019c772c"/>
    </style:style>
    <style:style style:name="T11" style:family="text">
      <style:text-properties officeooo:rsid="01a0737b"/>
    </style:style>
    <style:style style:name="T12" style:family="text">
      <style:text-properties officeooo:rsid="01a1ca59"/>
    </style:style>
    <style:style style:name="T13" style:family="text">
      <style:text-properties officeooo:rsid="01a2881b"/>
    </style:style>
    <style:style style:name="T14" style:family="text">
      <style:text-properties officeooo:rsid="01a56e50"/>
    </style:style>
    <style:style style:name="T15" style:family="text">
      <style:text-properties officeooo:rsid="01a64d78"/>
    </style:style>
    <style:style style:name="T16" style:family="text">
      <style:text-properties fo:font-style="italic" officeooo:rsid="01958835"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h text:style-name="Heading_20_3" text:outline-level="3"/>
      <text:p text:style-name="Text_20_body"/>
      <text:list text:continue-numbering="true" text:style-name="Outline">
        <text:list-item>
          <text:list>
            <text:list-item>
              <text:h text:style-name="Heading_20_2" text:outline-level="2"><text:span text:style-name="T1">Die </text:span>Gründung der KGPZ 1764 </text:h>
            </text:list-item>
          </text:list>
        </text:list-item>
      </text:list>
      <text:p text:style-name="P3"/>
      <text:p text:style-name="P4"><text:span text:style-name="T2">Die Gründung der </text:span><text:span text:style-name="T3">Königsbergschen Gelehrten und Politischen Zeitungen</text:span><text:span text:style-name="T2"> </text:span><text:span text:style-name="T4">(KGPZ) </text:span><text:span text:style-name="T2">im Frühjahr 1764 ist eng mit dem Buchladen und dem verlegerischen Wirken </text:span><text:span text:style-name="T4">von Johann Jakob Kanter verbunden</text:span><text:span text:style-name="T5">[Fn zu Kanter: einfach Hamann-Register-Eintrag? </text:span><text:span text:style-name="T6">Kohnen-Aufsatz?</text:span><text:span text:style-name="T5">]</text:span><text:span text:style-name="T4">. Das erste Stück der Zeitung</text:span><text:span text:style-name="T2"> </text:span><text:span text:style-name="T4">vom 3. Februar</text:span><text:span text:style-name="T2"> </text:span><text:span text:style-name="T4">erschien im Jahr nach dem Frieden von</text:span><text:span text:style-name="T2"> Hubertusburg und zwei Jahre nach dem Ende der russischen Besatzung </text:span><text:span text:style-name="T4">Königsbergs im Siebenjährigen Krieg. </text:span><text:span text:style-name="T7">Der umtriebige </text:span><text:span text:style-name="T4">Kanter vermochte es in der folgenden Aufbruchsstimmung, eine Reihe junger </text:span><text:span text:style-name="T8">Schriftsteller</text:span><text:span text:style-name="T4"> für das Zeitungsprojekt zu gewinnen, das durch Rezensionen und Anzeigen von Neuerscheinungen seinem Buchgeschäft helfen sollte. Sein Buchladen war </text:span><text:span text:style-name="T5">ab Anfang der 1760er Jahre</text:span><text:span text:style-name="T4"> das Zentrum der Königsberger Intellektuellen und sein verlegerisches Wirken, </text:span><text:span text:style-name="T9">das besonders für d</text:span><text:span text:style-name="T10">as</text:span><text:span text:style-name="T9"> frühe </text:span><text:span text:style-name="T10">Schaffen</text:span><text:span text:style-name="T9"> Hamanns, Kants </text:span><text:span text:style-name="T10">und Herders</text:span><text:span text:style-name="T9"> von Bedeutung war</text:span><text:span text:style-name="T4">, trug maßgeblich dazu bei, Königsberg von der Provinz zu einem bedeutenden Ort der Aufklärung zu machen.</text:span><text:span text:style-name="T10">[vgl. Dreher, 18</text:span><text:span text:style-name="T7">2–187</text:span><text:span text:style-name="T10">]</text:span></text:p>
      <text:p text:style-name="P5"><text:span text:style-name="T9">Eine weitere Gunst der Stunde, die Kanter nutzte, war die </text:span><text:span text:style-name="T10">seinerzeitige</text:span><text:span text:style-name="T9"> Schwäche </text:span><text:span text:style-name="T6">der</text:span><text:span text:style-name="T9"> Königsberger Konkurrenz, namentlich des Hartungschen Buchladens, </text:span><text:span text:style-name="T7">der ebenfalls eine Zeitung herausgab.</text:span><text:span text:style-name="T9"> </text:span><text:span text:style-name="T10">Nach dem Tod </text:span>Johann Heinrich Hartung<text:span text:style-name="T10">s 1756 </text:span><text:span text:style-name="T7">sowie</text:span><text:span text:style-name="T10"> </text:span><text:span text:style-name="T7">einiger</text:span><text:span text:style-name="T10"> weiterer Leiter des Familienbetriebs </text:span><text:span text:style-name="T7">in den Folgejahren</text:span><text:span text:style-name="T10"> konnte sich das Unternehmen erst ab den späten 1760er Jahren unter der Leitung Gottlieb Leberecht Hartungs wieder stabilisieren </text:span><text:span text:style-name="T6">[vgl. Dreher, 171f. u. 204–206]</text:span><text:span text:style-name="T10">. Diese Konkurrenz </text:span><text:span text:style-name="T7">von Kanterschem Buchladen bzw. Zeitung mit Hartung spielte noch</text:span><text:span text:style-name="T10"> eine bedeutende Rolle in der Geschichte der </text:span><text:span text:style-name="T7">KGPZ, </text:span><text:span text:style-name="T11">sie</text:span><text:span text:style-name="T7"> endete</text:span><text:span text:style-name="T10"> letztlich </text:span><text:span text:style-name="T7">in den späten 1780ern </text:span><text:span text:style-name="T10">mit der Übernahme des Kanterschen Buchladens durch Hartung. </text:span><text:span text:style-name="T11">– 1763 aber </text:span><text:span text:style-name="T12">versuchte Kanter zunächst, für seinen Buchladen an ein königlich-preußisches Privileg zu gelangen (ähnlich einer staatlichen Konzession), nachdem ihm 1760 ein solches bereits von der russischen Besatzung gewährt worden war. Bei Gelegenheit dieser Bitte suchte er zugleich um </text:span><text:span text:style-name="T13">Gewährung eines Privilegs</text:span><text:span text:style-name="T12"> zur Herausgabe einer Zeitung </text:span><text:span text:style-name="T13">an und begründete dies in einem Schreiben vom 16. September 1763, das den Plan des Zeitungs</text:span><text:soft-page-break/><text:span text:style-name="T13">projekts umreißt, folgendermaßen</text:span><text:span text:style-name="T12">: </text:span></text:p>
      <text:p text:style-name="Quotations"><text:span text:style-name="T12">Diesemnächst geruhen Ewr. Königl. Majestät auch sich von mir allerunterthänigst vorstellen zu lassen, da</text:span><text:span text:style-name="T13">ß</text:span><text:span text:style-name="T12"> ich auf Zureden verschiedener dortigen Gelehrten, zur Verbeßerung des dortigen Geschmacks und mehrerer Ausbreitung </text:span>des Commercii litterarii, woran es in Preußen, in Rücksicht auf andere deutsche Universitaeten noch sehr mangelt, <text:span text:style-name="T12">intentioniret bin, eine Gelehrte Zeitung zu verlegen. Nur muß ich besorgen, dass solche von Anfang nicht so starck gehn möchte, daß ich diese nützliche Entreprise souteniren könnte, wenn Ew. Kgl. Majest. </text:span><text:span text:style-name="T13">m</text:span><text:span text:style-name="T12">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 <text:span text:style-name="T12">[zitiert nach Rehberg, </text:span><text:span text:style-name="T13">91f., </text:span><text:span text:style-name="T14">vgl. auch Dreher, 181f.</text:span><text:span text:style-name="T13">]</text:span></text:p>
      <text:p text:style-name="P6"><text:span text:style-name="T14">Der Plan für die Zeitung sah also einerseits einen gelehrten Teil mit Rezensionen, Buchanzeigen, gelehrten Nachrichten etc. vor, andererseits einen politischen Teil mit Nachrichten von Korrespondenten ‚aus aller Welt‘; für die letzte Seite kam noch ein Anzeigenteil mit Nachrichten zur Lotterie, Wechselkursen, Lokalanzeigen, </text:span><text:span text:style-name="T15">Fremdenlisten</text:span><text:span text:style-name="T14"> etc. hinzu. – </text:span>Das Buchhandelsprivileg wurde Kanter zwar <text:span text:style-name="T14">in der Antwort auf seine Bitte am 1. Dezember 1763 </text:span>gewährt, <text:span text:style-name="T14">dasjenige für die Herausgabe einer Zeitung jedoch nur mit der Einschränkung, dass nur solche politischen Nachrichten gebracht werden dürfen, die </text:span>nicht vorher in den Hartungschen Zeitungen erschienen sind, welche bereits das Privileg für politische Nachrichten <text:span text:style-name="T15">besaß</text:span> <text:span text:style-name="T14">[Fn: Vgl. Rehberg, 92: „</text:span><text:span text:style-name="T15">[…]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text:span text:style-name="T14">“</text:span><text:span text:style-name="T15">]</text:span>. <text:span text:style-name="T14">Für die Zensur des gelehrten Teils sollte die philosophische Fakultät der Albertina verantwortlich sein, für den politischen Teil das ‚Königl</text:span><text:span text:style-name="T15">iche</text:span><text:span text:style-name="T14"> Officium fisci‘.[Fn: Rehberg, 92, </text:span><text:span text:style-name="T15">außerdem https://dev.hamann-ausgabe.de/HKB/Briefe/611#256-12</text:span><text:span text:style-name="T14">; zu</text:span><text:span text:style-name="T15">m ‚Officium Fisci‘, einer </text:span><text:span text:style-name="T14">Behörde mit </text:span><text:span text:style-name="T15">recht </text:span><text:span text:style-name="T14">unklaren Zuständigkeiten, vgl. Isaacsohn: Geschichte des Preußischen Beamtenthums, Bd.&amp;#x202F;2 (Berlin 1878), S. 323</text:span><text:span text:style-name="T15">]</text:span></text:p>
      <text:p text:style-name="P7"/>
      <text:p text:style-name="P7"><text:span text:style-name="T4">Diese </text:span><text:span text:style-name="T8">Schriftsteller</text:span><text:span text:style-name="T4"> hatte</text:span><text:span text:style-name="T8">n</text:span><text:span text:style-name="T4"> teilweise zuvor bereits in der moralischen Wochenschrift </text:span><text:span text:style-name="T16">Daphne</text:span><text:span text:style-name="T4"> zusammengearbeitet, </text:span><text:span text:style-name="T8">so die beiden Redakteure des ersten Jahrgangs, Johann </text:span><text:soft-page-break/><text:span text:style-name="T8">Georg Hamann und </text:span>Johann Friedrich Lauson <text:span text:style-name="T5">[zu Daphne vgl. Hamann-Register-Eintrag?]</text:span>. </text:p>
      <text:p text:style-name="P8"/>
      <text:p text:style-name="P9">Beiträger 1764, Geschichte von Hamanns Redakteursposten <text:span text:style-name="T15">– die ‚Nachricht‘ als Voranzeige (vllt. Faksimile hier? passt ja anscheinend sonst nirgends ins Schema) und der Programmartikel im ersten Stück – good prospects, aber nichts draus geworden</text:span></text:p>
      <text:p text:style-name="P9">Enden mit: Anzeichen des Niedergangs gleich zu Beginn</text:p>
      <text:p text:style-name="P3"/>
      <text:p text:style-name="P3"/>
      <text:p text:style-name="P3"/>
      <text:list text:continue-numbering="true" text:style-name="Outline">
        <text:list-item>
          <text:list>
            <text:list-item>
              <text:h text:style-name="Heading_20_2" text:outline-level="2"><text:span text:style-name="T1">Der Verlauf</text:span> der KGPZ bis zu Kanters Bankrott <text:span text:style-name="T1">– der</text:span> Verkauf und neue Eigentümer in den <text:span text:style-name="T1">17</text:span>80ern</text:h>
            </text:list-item>
          </text:list>
        </text:list-item>
      </text:list>
      <text:p text:style-name="HT_5f_Stumpf"/>
      <text:p text:style-name="P10">Erstaunlich ist es dann, dass die KGPZ sich so lange halten sollte. Das Versprechen, zentrales Organ des ›Königsberger Jahrhunderts‹ zu sein, konnten die KGPZ zwar nie einhalten, immer konnte sich das Blatt aber weitaus länger halten als die meisten, zumeist kurzlebigen Periodika der Zeit. Und Auch der Niedergang und Verkauf in den 1780ern lag nicht an den KGPZ, sondern am Niedergang von Kanters sonstigen Geschäften (Papiermühle, Druckerei etc.) und seinem allgemein windigen Charakter.</text:p>
      <text:p text:style-name="P8">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er wendete sich dann auch bald ab und schrieb ab etc. gar nichts mehr (war auch unter seiner Würde, da mittlerweile berühmt). Hamann nahm sich immer wieder vor, für die KGPZ nichts mehr zu schreiben, tat es dann aber doch wieder, und bis in die frühen 80er; dazu aber mehr unten. Kant soll in den 70ern sowieso eher die Hartungsche Zeitung gelesen haben. Hippel etc.</text:p>
      <text:p text:style-name="P8">Wandel hin zu mehr gelehrten Beilagen, Nachdruck der Kalender 1770f.</text:p>
      <text:p text:style-name="P3"/>
      <text:list text:continue-numbering="true" text:style-name="Outline">
        <text:list-item>
          <text:list>
            <text:list-item>
              <text:h text:style-name="Heading_20_2" text:outline-level="2">Redakteure und Beiträger für die KGPZ</text:h>
            </text:list-item>
          </text:list>
        </text:list-item>
      </text:list>
      <text:p text:style-name="HT_5f_Stumpf"/>
      <text:list text:continue-numbering="true" text:style-name="Outline">
        <text:list-item>
          <text:list>
            <text:list-item>
              <text:h text:style-name="Heading_20_2" text:outline-level="2">Zur Überlieferung heute</text:h>
            </text:list-item>
          </text:list>
        </text:list-item>
      </text:list>
      <text:p text:style-name="HT_5f_Stumpf"><text:soft-page-break/></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4</text:page-number><text:span text:style-name="MT2">/</text:span><text:span text:style-name="MT2"><text:page-count>4</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6T16:48:13.74</meta:creation-date>
    <meta:editing-duration>P17DT20H42M49S</meta:editing-duration>
    <meta:editing-cycles>148</meta:editing-cycles>
    <meta:generator>LibreOffice/25.2.7.2$Windows_X86_64 LibreOffice_project/5cbfd1ab6520636bb5f7b99185aa69bd7456825d</meta:generator>
    <dc:date>2026-02-05T17:43:19.339815700</dc:date>
    <meta:print-date>2025-12-10T20:26:28.926227700</meta:print-date>
    <meta:printed-by>PDF-Dateien</meta:printed-by>
    <meta:document-statistic meta:table-count="0" meta:image-count="0" meta:object-count="0" meta:page-count="4" meta:paragraph-count="16" meta:word-count="971" meta:character-count="6964" meta:non-whitespace-character-count="6003"/>
  </office:meta>
</office:document-meta>
</file>